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1d3d26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rsid="001d6ae3" officeooo:paragraph-rsid="001d6ae3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rsid="001d6ae3" officeooo:paragraph-rsid="001f26b2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rsid="001d6ae3" officeooo:paragraph-rsid="0022984d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rsid="001f26b2" officeooo:paragraph-rsid="0020f9ff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rsid="002636de" officeooo:paragraph-rsid="0020f9ff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" fo:font-size="11pt" fo:font-weight="normal" officeooo:rsid="002636de" officeooo:paragraph-rsid="002636de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style:font-name="思源黑体 CN Regular" fo:font-size="11pt" fo:font-weight="normal" officeooo:paragraph-rsid="001d3d26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style:font-name="思源黑体 CN Regular" fo:font-size="11pt" fo:font-weight="normal" officeooo:rsid="001d6ae3" officeooo:paragraph-rsid="001d6ae3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style:font-name="思源黑体 CN Regular" fo:font-size="11pt" fo:font-weight="normal" officeooo:rsid="001d6ae3" officeooo:paragraph-rsid="001f26b2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text-properties style:font-name="思源黑体 CN Regular" fo:font-size="11pt" fo:font-weight="normal" officeooo:rsid="001d6ae3" officeooo:paragraph-rsid="001f26b2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4">
      <style:text-properties style:font-name="思源黑体 CN Regular" fo:font-size="11pt" fo:font-weight="normal" officeooo:rsid="001d6ae3" officeooo:paragraph-rsid="001f26b2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4">
      <style:text-properties style:font-name="思源黑体 CN Regular" fo:font-size="11pt" fo:font-weight="normal" officeooo:rsid="001d6ae3" officeooo:paragraph-rsid="0022eeb8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6">
      <style:text-properties style:font-name="思源黑体 CN Regular" fo:font-size="11pt" fo:font-weight="normal" officeooo:rsid="001d6ae3" officeooo:paragraph-rsid="0022984d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6">
      <style:text-properties style:font-name="思源黑体 CN Regular" fo:font-size="11pt" fo:font-weight="normal" officeooo:rsid="001d6ae3" officeooo:paragraph-rsid="0022eeb8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7">
      <style:text-properties style:font-name="思源黑体 CN Regular" fo:font-size="11pt" fo:font-weight="normal" officeooo:rsid="001d6ae3" officeooo:paragraph-rsid="0020f9ff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8">
      <style:text-properties style:font-name="思源黑体 CN Regular" fo:font-size="11pt" fo:font-weight="normal" officeooo:rsid="001d6ae3" officeooo:paragraph-rsid="0022984d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8">
      <style:text-properties style:font-name="思源黑体 CN Regular" fo:font-size="11pt" fo:font-weight="normal" officeooo:rsid="001d6ae3" officeooo:paragraph-rsid="0022eeb8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9">
      <style:text-properties style:font-name="思源黑体 CN Regular" fo:font-size="11pt" fo:font-weight="normal" officeooo:rsid="001d6ae3" officeooo:paragraph-rsid="0020f9ff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10">
      <style:text-properties style:font-name="思源黑体 CN Regular" fo:font-size="11pt" fo:font-weight="normal" officeooo:rsid="001d6ae3" officeooo:paragraph-rsid="0022984d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10">
      <style:text-properties style:font-name="思源黑体 CN Regular" fo:font-size="11pt" fo:font-weight="normal" officeooo:rsid="001d6ae3" officeooo:paragraph-rsid="0022eeb8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11">
      <style:text-properties style:font-name="思源黑体 CN Regular" fo:font-size="11pt" fo:font-weight="normal" officeooo:rsid="001d6ae3" officeooo:paragraph-rsid="0020f9ff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text-properties style:font-name="思源黑体 CN Regular" fo:font-size="11pt" fo:font-weight="normal" officeooo:paragraph-rsid="001d6ae3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text-properties style:font-name="思源黑体 CN Regular" fo:font-size="11pt" fo:font-weight="normal" officeooo:paragraph-rsid="001f26b2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4">
      <style:text-properties style:font-name="思源黑体 CN Regular" fo:font-size="11pt" fo:font-weight="normal" officeooo:paragraph-rsid="0022eeb8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style:font-name="思源黑体 CN Regular" fo:font-size="11pt" fo:font-weight="normal" officeooo:rsid="001f26b2" officeooo:paragraph-rsid="001f26b2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7">
      <style:text-properties style:font-name="思源黑体 CN Regular" fo:font-size="11pt" fo:font-weight="normal" officeooo:rsid="001f26b2" officeooo:paragraph-rsid="0020f9ff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9">
      <style:text-properties style:font-name="思源黑体 CN Regular" fo:font-size="11pt" fo:font-weight="normal" officeooo:rsid="001f26b2" officeooo:paragraph-rsid="0020f9ff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1">
      <style:text-properties style:font-name="思源黑体 CN Regular" fo:font-size="11pt" fo:font-weight="normal" officeooo:rsid="001f26b2" officeooo:paragraph-rsid="0020f9ff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6">
      <style:text-properties style:font-name="思源黑体 CN Regular" fo:font-size="11pt" fo:font-weight="normal" officeooo:paragraph-rsid="0022eeb8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8">
      <style:text-properties style:font-name="思源黑体 CN Regular" fo:font-size="11pt" fo:font-weight="normal" officeooo:paragraph-rsid="0022eeb8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10">
      <style:text-properties style:font-name="思源黑体 CN Regular" fo:font-size="11pt" fo:font-weight="normal" officeooo:paragraph-rsid="0022eeb8" style:font-name-asian="思源黑体 CN Regular" style:font-size-asian="11pt" style:font-weight-asian="normal" style:font-size-complex="11pt" style:font-weight-complex="normal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f26b2"/>
    </style:style>
    <style:style style:name="T4" style:family="text">
      <style:text-properties officeooo:rsid="001d6a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其他费用</text:p>
      <text:p text:style-name="P1"><text:tab/>导航<text:span text:style-name="T2">下拉名_1:其他费用</text:span></text:p>
      <text:p text:style-name="P1"><text:tab/><text:tab/>导航<text:span text:style-name="T2">名_1:其他费用</text:span></text:p>
      <text:p text:style-name="P1"><text:tab/><text:tab/><text:tab/>功能名_<text:span text:style-name="T1">1:列表 功能类型:网格</text:span></text:p>
      <text:list xml:id="list8007201660784358236" text:style-name="L1">
        <text:list-item>
          <text:p text:style-name="P8">字段名:地区</text:p>
        </text:list-item>
        <text:list-item>
          <text:p text:style-name="P8">字段名:项目组</text:p>
        </text:list-item>
        <text:list-item>
          <text:p text:style-name="P8">字段名:类别</text:p>
        </text:list-item>
        <text:list-item>
          <text:p text:style-name="P8">字段名:项目名称</text:p>
        </text:list-item>
        <text:list-item>
          <text:p text:style-name="P8">字段名:年份</text:p>
        </text:list-item>
        <text:list-item>
          <text:p text:style-name="P8">字段名:月份</text:p>
        </text:list-item>
        <text:list-item>
          <text:p text:style-name="P8">字段名:目标其他费用</text:p>
        </text:list-item>
        <text:list-item>
          <text:p text:style-name="P8">字段名:实际其他费用</text:p>
        </text:list-item>
        <text:list-item>
          <text:p text:style-name="P9">字段名:比例</text:p>
        </text:list-item>
        <text:list-item>
          <text:p text:style-name="P9">字段名:差额</text:p>
        </text:list-item>
      </text:list>
      <text:p text:style-name="P2"><text:tab/><text:tab/><text:tab/>功能名_2:添加 功能类型:编辑</text:p>
      <text:list xml:id="list3287228134179479058" text:style-name="L2">
        <text:list-item>
          <text:p text:style-name="P23"><text:bookmark-start text:name="__DdeLink__557_1514430933"/>字段名:地区<text:bookmark-start text:name="__DdeLink__552_1514430933"/> 字段类型:文本框 必填<text:bookmark-end text:name="__DdeLink__552_1514430933"/></text:p>
        </text:list-item>
        <text:list-item>
          <text:p text:style-name="P23">字段名:项目组 字段类型:文本框 必填</text:p>
        </text:list-item>
        <text:list-item>
          <text:p text:style-name="P23">字段名:类别 字段类型:文本框 必填</text:p>
        </text:list-item>
        <text:list-item>
          <text:p text:style-name="P23">字段名:项目名称 字段类型:文本框 必填</text:p>
        </text:list-item>
        <text:list-item>
          <text:p text:style-name="P23">字段名:年份 字段类型:整数框 必填</text:p>
        </text:list-item>
        <text:list-item>
          <text:p text:style-name="P23">字段名:月份 字段类型:单选框 必填</text:p>
        </text:list-item>
        <text:list-item>
          <text:p text:style-name="P23">字段名:目标其他费用 字段类型:数字框 两位小数 默认<text:span text:style-name="T3">0 必填</text:span></text:p>
        </text:list-item>
        <text:list-item>
          <text:p text:style-name="P10">字段名:实际其他费用 字段类型:数字框 两位小数 默认<text:span text:style-name="T3">0 必填</text:span><text:bookmark-end text:name="__DdeLink__557_1514430933"/></text:p>
        </text:list-item>
      </text:list>
      <text:p text:style-name="P3"><text:tab/><text:tab/><text:tab/>功能名_<text:span text:style-name="T3">3:编辑 功能类型:编辑</text:span></text:p>
      <text:list xml:id="list3373534863779858645" text:style-name="L3">
        <text:list-item>
          <text:p text:style-name="P24">字段名:地区<text:bookmark-start text:name="__DdeLink__552_15144309331"/> 字段类型:文本框 必填<text:bookmark-end text:name="__DdeLink__552_15144309331"/></text:p>
        </text:list-item>
        <text:list-item>
          <text:p text:style-name="P24">字段名:项目组 字段类型:文本框 必填</text:p>
        </text:list-item>
        <text:list-item>
          <text:p text:style-name="P24">字段名:类别 字段类型:文本框 必填</text:p>
        </text:list-item>
        <text:list-item>
          <text:p text:style-name="P24">字段名:项目名称 字段类型:文本框 必填</text:p>
        </text:list-item>
        <text:list-item>
          <text:p text:style-name="P24">字段名:年份 字段类型:整数框 必填</text:p>
        </text:list-item>
        <text:list-item>
          <text:p text:style-name="P24">字段名:月份 字段类型:单选框 必填</text:p>
        </text:list-item>
        <text:list-item>
          <text:p text:style-name="P24">字段名:目标其他费用 字段类型:数字框 两位小数 默认<text:span text:style-name="T3">0 必填</text:span></text:p>
        </text:list-item>
        <text:list-item>
          <text:p text:style-name="P11">字段名:实际其他费用 字段类型:数字框 两位小数 默认<text:span text:style-name="T3">0 必填</text:span></text:p>
        </text:list-item>
      </text:list>
      <text:p text:style-name="P3"><text:tab/><text:tab/><text:tab/>功能名_<text:span text:style-name="T3">4</text:span>:删除 功能类型:编辑<text:bookmark-start text:name="__DdeLink__562_1514430933"/></text:p>
      <text:p text:style-name="P3"><text:tab/><text:tab/><text:tab/>功能名_<text:span text:style-name="T3">5:地区汇总 功能类型:网格</text:span><text:bookmark-end text:name="__DdeLink__562_1514430933"/></text:p>
      <text:list xml:id="list6724401070145972455" text:style-name="L4">
        <text:list-item>
          <text:p text:style-name="P12">字段名:开始时间 字段类型:日期框 非必填</text:p>
        </text:list-item>
        <text:list-item>
          <text:p text:style-name="P12">字段名:结束时间 字段类型:日期框 非必填</text:p>
        </text:list-item>
        <text:list-item>
          <text:p text:style-name="P25">字段名:地区<text:bookmark-start text:name="__DdeLink__552_151443093311"/> 字段类型:文本框 <text:span text:style-name="T4">非</text:span>必填<text:bookmark-end text:name="__DdeLink__552_151443093311"/></text:p>
        </text:list-item>
        <text:list-item>
          <text:p text:style-name="P25">字段名:项目组 字段类型:文本框 <text:span text:style-name="T4">非</text:span>必填</text:p>
        </text:list-item>
        <text:list-item>
          <text:p text:style-name="P25">字段名:类别 字段类型:文本框 <text:span text:style-name="T4">非</text:span>必填</text:p>
        </text:list-item>
        <text:list-item>
          <text:p text:style-name="P13">字段名:项目名称 字段类型:文本框 非必填</text:p>
        </text:list-item>
      </text:list>
      <text:list xml:id="list8027074642406080459" text:style-name="L5">
        <text:list-item>
          <text:p text:style-name="P26">字段名:地区</text:p>
        </text:list-item>
        <text:list-item>
          <text:p text:style-name="P26"><text:soft-page-break/>字段名:年份</text:p>
        </text:list-item>
        <text:list-item>
          <text:p text:style-name="P26">字段名:月份</text:p>
        </text:list-item>
        <text:list-item>
          <text:p text:style-name="P26">字段名:目标其他费用</text:p>
        </text:list-item>
        <text:list-item>
          <text:p text:style-name="P26">字段名:实际其他费用</text:p>
        </text:list-item>
        <text:list-item>
          <text:p text:style-name="P26">字段名:比例</text:p>
        </text:list-item>
        <text:list-item>
          <text:p text:style-name="P26">字段名:差额</text:p>
        </text:list-item>
      </text:list>
      <text:p text:style-name="P4"><text:tab/><text:tab/><text:tab/>功能名_<text:span text:style-name="T3">6:项目组汇总 功能类型:网格</text:span></text:p>
      <text:list xml:id="list6926274794505868688" text:style-name="L6">
        <text:list-item>
          <text:p text:style-name="P14">字段名:开始时间 字段类型:日期框 非必填</text:p>
        </text:list-item>
        <text:list-item>
          <text:p text:style-name="P14">字段名:结束时间 字段类型:日期框 非必填</text:p>
        </text:list-item>
        <text:list-item>
          <text:p text:style-name="P30">字段名:地区<text:bookmark-start text:name="__DdeLink__552_1514430933111"/> 字段类型:文本框 <text:span text:style-name="T4">非</text:span>必填<text:bookmark-end text:name="__DdeLink__552_1514430933111"/></text:p>
        </text:list-item>
        <text:list-item>
          <text:p text:style-name="P30">字段名:项目组 字段类型:文本框 <text:span text:style-name="T4">非</text:span>必填</text:p>
        </text:list-item>
        <text:list-item>
          <text:p text:style-name="P30">字段名:类别 字段类型:文本框 <text:span text:style-name="T4">非</text:span>必填</text:p>
        </text:list-item>
        <text:list-item>
          <text:p text:style-name="P15">字段名:项目名称 字段类型:文本框 非必填</text:p>
        </text:list-item>
      </text:list>
      <text:list xml:id="list5072735955005654456" text:style-name="L7">
        <text:list-item>
          <text:p text:style-name="P16">字段名:项目组</text:p>
        </text:list-item>
        <text:list-item>
          <text:p text:style-name="P27">字段名:年份</text:p>
        </text:list-item>
        <text:list-item>
          <text:p text:style-name="P27">字段名:月份</text:p>
        </text:list-item>
        <text:list-item>
          <text:p text:style-name="P27">字段名:目标其他费用</text:p>
        </text:list-item>
        <text:list-item>
          <text:p text:style-name="P27">字段名:实际其他费用</text:p>
        </text:list-item>
        <text:list-item>
          <text:p text:style-name="P27">字段名:比例</text:p>
        </text:list-item>
        <text:list-item>
          <text:p text:style-name="P27">字段名:差额</text:p>
        </text:list-item>
      </text:list>
      <text:p text:style-name="P3"><text:tab/><text:tab/><text:tab/>功能名_<text:span text:style-name="T3">7:类别汇总 功能类型:网格</text:span></text:p>
      <text:list xml:id="list3816154272969994377" text:style-name="L8">
        <text:list-item>
          <text:p text:style-name="P17">字段名:开始时间 字段类型:日期框 非必填</text:p>
        </text:list-item>
        <text:list-item>
          <text:p text:style-name="P17">字段名:结束时间 字段类型:日期框 非必填</text:p>
        </text:list-item>
        <text:list-item>
          <text:p text:style-name="P31">字段名:地区<text:bookmark-start text:name="__DdeLink__552_1514430933112"/> 字段类型:文本框 <text:span text:style-name="T4">非</text:span>必填<text:bookmark-end text:name="__DdeLink__552_1514430933112"/></text:p>
        </text:list-item>
        <text:list-item>
          <text:p text:style-name="P31">字段名:项目组 字段类型:文本框 <text:span text:style-name="T4">非</text:span>必填</text:p>
        </text:list-item>
        <text:list-item>
          <text:p text:style-name="P31">字段名:类别 字段类型:文本框 <text:span text:style-name="T4">非</text:span>必填</text:p>
        </text:list-item>
        <text:list-item>
          <text:p text:style-name="P18">字段名:项目名称 字段类型:文本框 非必填</text:p>
        </text:list-item>
      </text:list>
      <text:list xml:id="list6013354088567383963" text:style-name="L9">
        <text:list-item>
          <text:p text:style-name="P19">字段名:类别</text:p>
        </text:list-item>
        <text:list-item>
          <text:p text:style-name="P28">字段名:年份</text:p>
        </text:list-item>
        <text:list-item>
          <text:p text:style-name="P28">字段名:月份</text:p>
        </text:list-item>
        <text:list-item>
          <text:p text:style-name="P28">字段名:目标其他费用</text:p>
        </text:list-item>
        <text:list-item>
          <text:p text:style-name="P28">字段名:实际其他费用</text:p>
        </text:list-item>
        <text:list-item>
          <text:p text:style-name="P28">字段名:比例</text:p>
        </text:list-item>
        <text:list-item>
          <text:p text:style-name="P28">字段名:差额</text:p>
        </text:list-item>
      </text:list>
      <text:p text:style-name="P3"><text:tab/><text:tab/><text:tab/>功能名_<text:span text:style-name="T3">8:项目名称汇总 功能类型:网格</text:span></text:p>
      <text:list xml:id="list5798926962175292370" text:style-name="L10">
        <text:list-item>
          <text:p text:style-name="P20">字段名:开始时间 字段类型:日期框 非必填</text:p>
        </text:list-item>
        <text:list-item>
          <text:p text:style-name="P20">字段名:结束时间 字段类型:日期框 非必填</text:p>
        </text:list-item>
        <text:list-item>
          <text:p text:style-name="P32">字段名:地区<text:bookmark-start text:name="__DdeLink__552_1514430933113"/> 字段类型:文本框 <text:span text:style-name="T4">非</text:span>必填<text:bookmark-end text:name="__DdeLink__552_1514430933113"/></text:p>
        </text:list-item>
        <text:list-item>
          <text:p text:style-name="P32">字段名:项目组 字段类型:文本框 <text:span text:style-name="T4">非</text:span>必填</text:p>
        </text:list-item>
        <text:list-item>
          <text:p text:style-name="P32">字段名:类别 字段类型:文本框 <text:span text:style-name="T4">非</text:span>必填</text:p>
        </text:list-item>
        <text:list-item>
          <text:p text:style-name="P21">字段名:项目名称 字段类型:文本框 非必填</text:p>
        </text:list-item>
      </text:list>
      <text:list xml:id="list7578204859559018612" text:style-name="L11">
        <text:list-item>
          <text:p text:style-name="P22">字段名:项目名称</text:p>
        </text:list-item>
        <text:list-item>
          <text:p text:style-name="P29">字段名:年份</text:p>
        </text:list-item>
        <text:list-item>
          <text:p text:style-name="P29">字段名:月份</text:p>
        </text:list-item>
        <text:list-item>
          <text:p text:style-name="P29"><text:soft-page-break/>字段名:目标其他费用</text:p>
        </text:list-item>
        <text:list-item>
          <text:p text:style-name="P29">字段名:实际其他费用</text:p>
        </text:list-item>
        <text:list-item>
          <text:p text:style-name="P29">字段名:比例</text:p>
        </text:list-item>
        <text:list-item>
          <text:p text:style-name="P29">字段名:差额</text:p>
        </text:list-item>
      </text:list>
      <text:p text:style-name="P5"/>
      <text:p text:style-name="P5"/>
      <text:p text:style-name="P6">修改:</text:p>
      <text:p text:style-name="P7">1. 加上设置界面,和客户信息一样</text:p>
      <text:p text:style-name="P7">2.加上权限( 设置模块权限/ 下拉导航权限/ 功能导航权限)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0:48:49.404108658</meta:creation-date>
    <dc:date>2017-06-23T15:35:29.895197999</dc:date>
    <meta:editing-duration>PT6H5M15S</meta:editing-duration>
    <meta:editing-cycles>5</meta:editing-cycles>
    <meta:generator>LibreOffice/5.1.5.2$Linux_X86_64 LibreOffice_project/10$Build-2</meta:generator>
    <meta:document-statistic meta:table-count="0" meta:image-count="0" meta:object-count="0" meta:page-count="3" meta:paragraph-count="93" meta:word-count="1286" meta:character-count="1514" meta:non-whitespace-character-count="1387"/>
  </office:meta>
</office:document-meta>
</file>